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query_result(10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m_rating</text:p>
          </table:table-cell>
          <table:table-cell office:value-type="string" calcext:value-type="string">
            <text:p>year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233.5" calcext:value-type="float">
            <text:p>233.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20089.5" calcext:value-type="float">
            <text:p>20089.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6274.5" calcext:value-type="float">
            <text:p>6274.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861.5" calcext:value-type="float">
            <text:p>6861.5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765.5" calcext:value-type="float">
            <text:p>765.5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5606.5" calcext:value-type="float">
            <text:p>5606.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9828" calcext:value-type="float">
            <text:p>9828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634.5" calcext:value-type="float">
            <text:p>1634.5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775.5" calcext:value-type="float">
            <text:p>2775.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913.5" calcext:value-type="float">
            <text:p>913.5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041.5" calcext:value-type="float">
            <text:p>1041.5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564.5" calcext:value-type="float">
            <text:p>1564.5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132.5" calcext:value-type="float">
            <text:p>1132.5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0833.5" calcext:value-type="float">
            <text:p>10833.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519.5" calcext:value-type="float">
            <text:p>5519.5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6354.5" calcext:value-type="float">
            <text:p>6354.5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999.5" calcext:value-type="float">
            <text:p>999.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2222.5" calcext:value-type="float">
            <text:p>12222.5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2700.5" calcext:value-type="float">
            <text:p>2700.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196.5" calcext:value-type="float">
            <text:p>5196.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448.5" calcext:value-type="float">
            <text:p>448.5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5264.5" calcext:value-type="float">
            <text:p>15264.5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2593.5" calcext:value-type="float">
            <text:p>2593.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337.5" calcext:value-type="float">
            <text:p>2337.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334.5" calcext:value-type="float">
            <text:p>5334.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86.5" calcext:value-type="float">
            <text:p>886.5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4843.5" calcext:value-type="float">
            <text:p>4843.5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761.5" calcext:value-type="float">
            <text:p>761.5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861.5" calcext:value-type="float">
            <text:p>861.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730.5" calcext:value-type="float">
            <text:p>730.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5083.5" calcext:value-type="float">
            <text:p>5083.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61.5" calcext:value-type="float">
            <text:p>461.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12.5" calcext:value-type="float">
            <text:p>512.5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865.5" calcext:value-type="float">
            <text:p>865.5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1583.5" calcext:value-type="float">
            <text:p>11583.5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657.5" calcext:value-type="float">
            <text:p>657.5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150.5" calcext:value-type="float">
            <text:p>1150.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8488.5" calcext:value-type="float">
            <text:p>8488.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2437.5" calcext:value-type="float">
            <text:p>12437.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4400.5" calcext:value-type="float">
            <text:p>4400.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500.5" calcext:value-type="float">
            <text:p>500.5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3650.5" calcext:value-type="float">
            <text:p>3650.5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5287.5" calcext:value-type="float">
            <text:p>15287.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7483.5" calcext:value-type="float">
            <text:p>7483.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690.5" calcext:value-type="float">
            <text:p>690.5</text:p>
          </table:table-cell>
          <table:table-cell office:value-type="float" office:value="1972" calcext:value-type="float">
            <text:p>1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13:47:19.686000000</dc:date>
    <meta:editing-duration>PT1M30S</meta:editing-duration>
    <meta:editing-cycles>1</meta:editing-cycles>
    <meta:document-statistic meta:table-count="1" meta:cell-count="198" meta:object-count="0"/>
    <meta:generator>LibreOffice/5.0.3.2$Windows_x86 LibreOffice_project/e5f16313668ac592c1bfb310f4390624e3dbfb75</meta:generator>
  </office:meta>
</office:document-meta>
</file>